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 3" svg:font-family="'Wingdings 3'" style:font-charset="x-symbol"/>
    <style:font-face style:name="OpenSymbol" svg:font-family="OpenSymbol"/>
    <style:font-face style:name="Arial1" svg:font-family="Arial, 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Gras Italiqu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28pt" fo:language="fr" fo:country="FR" fo:font-weight="bold" style:font-size-asian="28pt" style:font-weight-asian="bold" style:font-size-complex="28pt" style:font-weight-complex="bold"/>
    </style:style>
    <style:style style:name="P4" style:family="paragraph" style:parent-style-name="Text_20_body">
      <style:paragraph-properties fo:text-align="justify" style:justify-single-word="false"/>
      <style:text-properties fo:font-size="12pt" fo:language="fr" fo:country="FR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Text_20_body">
      <style:paragraph-properties fo:text-align="justify" style:justify-single-word="false"/>
      <style:text-properties fo:font-size="18pt" fo:language="fr" fo:country="FR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6" style:family="paragraph" style:parent-style-name="Heading_20_2">
      <style:text-properties fo:font-weight="bold" style:font-weight-asian="bold" style:font-weight-complex="bold"/>
    </style:style>
    <style:style style:name="P7" style:family="paragraph" style:parent-style-name="Heading_20_1">
      <style:paragraph-properties fo:text-align="justify" style:justify-single-word="false"/>
      <style:text-properties fo:font-size="18pt" fo:language="fr" fo:country="FR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8" style:family="paragraph" style:parent-style-name="Heading_20_1">
      <style:text-properties fo:font-weight="bold" style:font-weight-asian="bold" style:font-weight-complex="bold"/>
    </style:style>
    <style:style style:name="P9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Text_20_body" style:list-style-name="L1">
      <style:paragraph-properties fo:text-align="justify" style:justify-single-word="false"/>
      <style:text-properties fo:font-size="11pt" fo:language="fr" fo:country="FR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fo:font-size="11pt" fo:language="fr" fo:country="FR" style:font-size-asian="11pt" style:font-size-complex="11pt"/>
    </style:style>
    <style:style style:name="P12" style:family="paragraph" style:parent-style-name="Text_20_body" style:list-style-name="L7">
      <style:paragraph-properties fo:text-align="justify" style:justify-single-word="false"/>
      <style:text-properties fo:font-size="11pt" fo:language="fr" fo:country="FR" style:font-size-asian="11pt" style:font-size-complex="11pt"/>
    </style:style>
    <style:style style:name="P13" style:family="paragraph" style:parent-style-name="Text_20_body" style:list-style-name="L8">
      <style:paragraph-properties fo:text-align="justify" style:justify-single-word="false"/>
      <style:text-properties fo:font-size="11pt" fo:language="fr" fo:country="FR" style:font-size-asian="11pt" style:font-size-complex="11pt"/>
    </style:style>
    <style:style style:name="P14" style:family="paragraph" style:parent-style-name="Text_20_body" style:list-style-name="L9">
      <style:paragraph-properties fo:text-align="justify" style:justify-single-word="false"/>
      <style:text-properties fo:font-size="11pt" style:font-size-asian="11pt" style:font-size-complex="11pt"/>
    </style:style>
    <style:style style:name="P15" style:family="paragraph" style:parent-style-name="Text_20_body" style:list-style-name="L10">
      <style:paragraph-properties fo:text-align="justify" style:justify-single-word="false"/>
      <style:text-properties fo:font-size="11pt" style:font-size-asian="11pt" style:font-size-complex="11pt"/>
    </style:style>
    <style:style style:name="P16" style:family="paragraph" style:parent-style-name="Text_20_body">
      <style:paragraph-properties fo:text-align="justify" style:justify-single-word="false"/>
      <style:text-properties fo:font-size="11pt" fo:font-style="normal" style:font-size-asian="11pt" style:font-style-asian="normal" style:font-size-complex="11pt" style:font-style-complex="normal"/>
    </style:style>
    <style:style style:name="P17" style:family="paragraph" style:parent-style-name="Text_20_body" style:list-style-name="L9">
      <style:paragraph-properties fo:text-align="justify" style:justify-single-word="false"/>
      <style:text-properties fo:font-size="11pt" fo:font-style="normal" style:font-size-asian="11pt" style:font-style-asian="normal" style:font-size-complex="11pt" style:font-style-complex="normal"/>
    </style:style>
    <style:style style:name="P18" style:family="paragraph" style:parent-style-name="Text_20_body" style:list-style-name="L10">
      <style:paragraph-properties fo:text-align="justify" style:justify-single-word="false"/>
      <style:text-properties fo:font-size="11pt" fo:font-style="normal" style:font-size-asian="11pt" style:font-style-asian="normal" style:font-size-complex="11pt" style:font-style-complex="normal"/>
    </style:style>
    <style:style style:name="P19" style:family="paragraph" style:parent-style-name="Text_20_body" style:list-style-name="L9">
      <style:paragraph-properties fo:text-align="justify" style:justify-single-word="false"/>
      <style:text-properties fo:font-size="11pt" fo:font-style="italic" style:font-size-asian="11pt" style:font-style-asian="italic" style:font-size-complex="11pt" style:font-style-complex="italic"/>
    </style:style>
    <style:style style:name="P20" style:family="paragraph">
      <style:text-properties fo:font-size="10pt" fo:font-weight="bold" style:font-size-asian="10pt" style:font-weight-asian="bold" style:font-size-complex="10pt" style:font-weight-complex="bold"/>
    </style:style>
    <style:style style:name="P21" style:family="paragraph">
      <style:text-properties fo:font-size="8pt" style:font-size-asian="8pt" style:font-size-complex="8pt"/>
    </style:style>
    <style:style style:name="P22" style:family="paragraph">
      <style:paragraph-properties fo:text-align="center"/>
    </style:style>
    <style:style style:name="P23" style:family="paragraph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24" style:family="paragraph">
      <style:text-properties fo:color="#0000ff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Wingdings 3" fo:font-style="normal" fo:font-weight="normal" style:font-name-asian="Wingdings 3" style:font-style-asian="normal" style:font-weight-asian="normal" style:font-name-complex="Wingdings 3" style:font-style-complex="normal" style:font-weight-complex="normal"/>
    </style:style>
    <style:style style:name="T3" style:family="text">
      <style:text-properties style:font-name="Times New Roman" fo:font-style="normal" fo:font-weight="normal" style:font-name-asian="Arial Unicode MS" style:font-style-asian="normal" style:font-weight-asian="normal" style:font-name-complex="Tahoma" style:font-style-complex="normal" style:font-weight-complex="normal"/>
    </style:style>
    <style:style style:name="T4" style:family="text">
      <style:text-properties style:font-name="Times New Roman" fo:font-style="normal" style:font-name-asian="Arial Unicode MS" style:font-style-asian="normal" style:font-name-complex="Tahoma" style:font-style-complex="normal"/>
    </style:style>
    <style:style style:name="T5" style:family="text">
      <style:text-properties style:font-name="Times New Roman" fo:font-style="italic" fo:font-weight="normal" style:font-name-asian="Arial Unicode MS" style:font-style-asian="italic" style:font-weight-asian="normal" style:font-name-complex="Tahoma" style:font-style-complex="italic" style:font-weight-complex="normal"/>
    </style:style>
    <style:style style:name="T6" style:family="text">
      <style:text-properties style:font-name="Times New Roman" fo:font-style="italic" style:font-name-asian="Arial Unicode MS" style:font-style-asian="italic" style:font-name-complex="Tahoma" style:font-style-complex="italic"/>
    </style:style>
    <style:style style:name="T7" style:family="text">
      <style:text-properties style:font-name="Times New Roman" fo:language="fr" fo:country="FR" fo:font-style="normal" fo:font-weight="normal" style:font-name-asian="Arial Unicode MS" style:font-style-asian="normal" style:font-weight-asian="normal" style:font-name-complex="Tahoma" style:font-style-complex="normal" style:font-weight-complex="normal"/>
    </style:style>
    <style:style style:name="T8" style:family="text">
      <style:text-properties style:font-name="Times New Roman" fo:language="fr" fo:country="FR" fo:font-style="italic" fo:font-weight="normal" style:font-name-asian="Arial Unicode MS" style:font-style-asian="italic" style:font-weight-asian="normal" style:font-name-complex="Tahoma" style:font-style-complex="italic" style:font-weight-complex="normal"/>
    </style:style>
    <style:style style:name="T9" style:family="text">
      <style:text-properties style:font-name="Times New Roman" fo:language="fr" fo:country="FR" fo:font-style="italic" fo:font-weight="bold" style:font-name-asian="Arial Unicode MS" style:font-style-asian="italic" style:font-weight-asian="bold" style:font-name-complex="Tahoma" style:font-style-complex="italic" style:font-weight-complex="bold"/>
    </style:style>
    <style:style style:name="T10" style:family="text">
      <style:text-properties fo:color="#000000" style:font-name="Consolas" fo:font-size="10pt" fo:language="fr" fo:country="FR" fo:font-weight="normal" fo:background-color="#d4d4d4" style:font-name-asian="Consolas" style:font-size-asian="10pt" style:font-weight-asian="normal" style:font-name-complex="Consolas" style:font-size-complex="10pt" style:font-weight-complex="normal"/>
    </style:style>
    <style:style style:name="T11" style:family="text">
      <style:text-properties fo:color="#000000" style:font-name="Consolas" fo:font-size="10pt" fo:language="fr" fo:country="FR" fo:font-style="normal" fo:font-weight="normal" fo:background-color="#d4d4d4" style:font-name-asian="Consolas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T12" style:family="text">
      <style:text-properties fo:color="#000000" style:font-name="Times New Roman" fo:font-size="10pt" fo:language="fr" fo:country="FR" fo:font-style="normal" fo:font-weight="normal" fo:background-color="#e8f2fe" style:font-name-asian="Arial Unicode MS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13" style:family="text">
      <style:text-properties fo:color="#000000" style:font-name="Times New Roman" fo:language="fr" fo:country="FR" fo:font-style="italic" fo:font-weight="normal" fo:background-color="#e8f2fe" style:font-name-asian="Arial Unicode MS" style:font-style-asian="italic" style:font-weight-asian="normal" style:font-name-complex="Tahoma" style:font-style-complex="italic" style:font-weight-complex="normal"/>
    </style:style>
    <style:style style:name="T14" style:family="text">
      <style:text-properties fo:color="#000000" style:font-name="Times New Roman" fo:language="fr" fo:country="FR" fo:font-style="italic" fo:font-weight="bold" fo:background-color="#e8f2fe" style:font-name-asian="Arial Unicode MS" style:font-style-asian="italic" style:font-weight-asian="bold" style:font-name-complex="Tahoma" style:font-style-complex="italic" style:font-weight-complex="bold"/>
    </style:style>
    <style:style style:name="T15" style:family="text">
      <style:text-properties fo:color="#000000" style:font-name="Times New Roman" fo:language="fr" fo:country="FR" fo:font-style="italic" fo:font-weight="bold" fo:background-color="#e8f2fe" style:font-name-asian="Consolas" style:font-style-asian="italic" style:font-weight-asian="bold" style:font-name-complex="Consolas" style:font-style-complex="italic" style:font-weight-complex="bold"/>
    </style:style>
    <style:style style:name="T16" style:family="text">
      <style:text-properties fo:color="#000000" style:font-name="Times New Roman" fo:language="fr" fo:country="FR" fo:font-weight="normal" fo:background-color="#e8f2fe" style:font-name-asian="Arial Unicode MS" style:font-weight-asian="normal" style:font-name-complex="Tahoma" style:font-weight-complex="normal"/>
    </style:style>
    <style:style style:name="T17" style:family="text">
      <style:text-properties fo:color="#000000" style:font-name="Times New Roman" fo:language="fr" fo:country="FR" fo:font-weight="bold" fo:background-color="#e8f2fe" style:font-name-asian="Arial Unicode MS" style:font-weight-asian="bold" style:font-name-complex="Tahoma" style:font-weight-complex="bold"/>
    </style:style>
    <style:style style:name="T18" style:family="text">
      <style:text-properties fo:color="#000000" style:font-name="Times New Roman" fo:language="fr" fo:country="FR" fo:background-color="#e8f2fe" style:font-name-asian="Arial Unicode MS" style:font-name-complex="Tahoma"/>
    </style:style>
    <style:style style:name="T19" style:family="text">
      <style:text-properties fo:color="#000000" style:font-name="Times New Roman" fo:language="fr" fo:country="FR" fo:font-style="normal" fo:font-weight="normal" fo:background-color="#e8f2fe" style:font-name-asian="Arial Unicode MS" style:font-style-asian="normal" style:font-weight-asian="normal" style:font-name-complex="Tahoma" style:font-style-complex="normal" style:font-weight-complex="normal"/>
    </style:style>
    <style:style style:name="T20" style:family="text">
      <style:text-properties fo:color="#0000cc" style:font-name="Times New Roman" fo:font-style="italic" fo:font-weight="normal" fo:background-color="#e8f2fe" style:font-name-asian="Consolas" style:font-style-asian="italic" style:font-weight-asian="normal" style:font-name-complex="Consolas" style:font-style-complex="italic" style:font-weight-complex="normal"/>
    </style:style>
    <style:style style:name="T21" style:family="text">
      <style:text-properties fo:color="#0000cc" style:font-name="Times New Roman" fo:language="fr" fo:country="FR" fo:font-style="italic" fo:font-weight="normal" fo:background-color="#e8f2fe" style:font-name-asian="Consolas" style:font-style-asian="italic" style:font-weight-asian="normal" style:font-name-complex="Consolas" style:font-style-complex="italic" style:font-weight-complex="normal"/>
    </style:style>
    <style:style style:name="T22" style:family="text">
      <style:text-properties fo:color="#0000cc" style:font-name="Times New Roman" fo:language="fr" fo:country="FR" fo:font-style="italic" fo:font-weight="normal" fo:background-color="#e8f2fe" style:font-name-asian="Arial Unicode MS" style:font-style-asian="italic" style:font-weight-asian="normal" style:font-name-complex="Tahoma" style:font-style-complex="italic" style:font-weight-complex="normal"/>
    </style:style>
    <style:style style:name="T23" style:family="text">
      <style:text-properties fo:color="#0000cc" style:font-name="Times New Roman" fo:font-style="italic" fo:font-weight="normal" style:font-name-asian="Arial Unicode MS" style:font-style-asian="italic" style:font-weight-asian="normal" style:font-name-complex="Tahoma" style:font-style-complex="italic" style:font-weight-complex="normal"/>
    </style:style>
    <style:style style:name="T24" style:family="text">
      <style:text-properties fo:font-size="10pt" fo:font-weight="bold" style:font-size-asian="10pt" style:font-weight-asian="bold" style:font-size-complex="10pt" style:font-weight-complex="bold"/>
    </style:style>
    <style:style style:name="T25" style:family="text">
      <style:text-properties fo:font-size="8pt" style:font-size-asian="8pt" style:font-size-complex="8pt"/>
    </style:style>
    <style:style style:name="T26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27" style:family="text">
      <style:text-properties fo:color="#0000ff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cm" fo:min-width="0cm" style:run-through="foreground" style:vertical-pos="from-top" style:vertical-rel="paragraph" style:horizontal-pos="from-left" style:horizontal-rel="paragraph"/>
    </style:style>
    <style:style style:name="gr2" style:family="graphic">
      <style:graphic-properties draw:fill="solid" draw:fill-color="#ffffcc" draw:textarea-horizontal-align="justify" draw:textarea-vertical-align="middle" draw:auto-grow-height="false" fo:min-height="0cm" fo:min-width="0cm" style:run-through="foreground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1.323cm" style:run-through="foreground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1.535cm" style:run-through="foreground" style:vertical-pos="from-top" style:vertical-rel="paragraph" style:horizontal-pos="from-left" style:horizontal-rel="paragraph"/>
    </style:style>
    <style:style style:name="gr5" style:family="graphic">
      <style:graphic-properties svg:stroke-color="#000000" draw:textarea-horizontal-align="justify" draw:textarea-vertical-align="middle" draw:auto-grow-height="false" fo:min-height="0cm" fo:min-width="0cm" style:run-through="foreground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533cm" style:run-through="foreground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1.191cm" style:run-through="foreground" style:vertical-pos="from-top" style:vertical-rel="paragraph" style:horizontal-pos="from-left" style:horizontal-rel="paragraph"/>
    </style:style>
    <style:style style:name="gr8" style:family="graphic">
      <style:graphic-properties svg:stroke-color="#000000" draw:marker-end="Arrow_20_concave" draw:marker-end-width="0.15cm" draw:textarea-horizontal-align="center" draw:textarea-vertical-align="middle" style:run-through="foreground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559cm" style:run-through="foreground" style:vertical-pos="from-top" style:vertical-rel="paragraph" style:horizontal-pos="from-left" style:horizontal-rel="paragraph"/>
    </style:style>
    <style:style style:name="gr10" style:family="graphic">
      <style:graphic-properties draw:textarea-horizontal-align="center" draw:textarea-vertical-align="middle" style:run-through="foreground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0.813cm" style:run-through="foreground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3">Architecture </text:p>
      <text:p text:style-name="P3">du module ComUART</text:p>
      <text:p text:style-name="P1"/>
      <text:p text:style-name="P2"/>
      <text:p text:style-name="P2"/>
      <text:h text:style-name="P7" text:outline-level="1">Contexte et objectifs</text:h>
      <text:p text:style-name="P5"/>
      <text:list xml:id="list4147668349155958104" text:style-name="L1">
        <text:list-item>
          <text:p text:style-name="P10">Utilisation d'une carte Nucléo L476,</text:p>
        </text:list-item>
        <text:list-item>
          <text:p text:style-name="P10">utilisation de Cube IDE,</text:p>
        </text:list-item>
        <text:list-item>
          <text:p text:style-name="P10">utilisation des lib Hal,</text:p>
        </text:list-item>
      </text:list>
      <text:p text:style-name="P9"/>
      <text:p text:style-name="P9"/>
      <text:p text:style-name="P4"><draw:custom-shape text:anchor-type="paragraph" draw:z-index="0" draw:style-name="gr1" svg:width="2.356cm" svg:height="1.773cm" svg:x="5.768cm" svg:y="4.006cm"><text:p/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1" draw:style-name="gr2" svg:width="2.356cm" svg:height="1.773cm" svg:x="5.794cm" svg:y="0.956cm"><text:p/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frame text:anchor-type="paragraph" draw:z-index="2" draw:style-name="gr3" draw:text-style-name="P20" svg:width="2.435cm" svg:height="1.324cm" svg:x="6.006cm" svg:y="1.723cm"><draw:text-box><text:p><text:span text:style-name="T24">ComUART</text:span></text:p></draw:text-box></draw:frame><draw:frame text:anchor-type="paragraph" draw:z-index="3" draw:style-name="gr4" draw:text-style-name="P20" svg:width="2.435cm" svg:height="1.535cm" svg:x="5.953cm" svg:y="4.819cm"><draw:text-box><text:p><text:span text:style-name="T24">ComIHM</text:span></text:p></draw:text-box></draw:frame><draw:custom-shape text:anchor-type="paragraph" draw:z-index="4" draw:style-name="gr5" svg:width="1.218cm" svg:height="0.398cm" svg:x="4.577cm" svg:y="1.67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5" draw:style-name="gr5" svg:width="1.218cm" svg:height="0.398cm" svg:x="4.551cm" svg:y="5.011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frame text:anchor-type="paragraph" draw:z-index="6" draw:style-name="gr6" draw:text-style-name="P20" svg:width="1.641cm" svg:height="0.533cm" svg:x="3.36cm" svg:y="1.67cm"><draw:text-box><text:p><text:span text:style-name="T24">UART</text:span></text:p></draw:text-box></draw:frame><draw:frame text:anchor-type="paragraph" draw:z-index="7" draw:style-name="gr6" draw:text-style-name="P20" svg:width="1.641cm" svg:height="0.533cm" svg:x="3.598cm" svg:y="5.011cm"><draw:text-box><text:p><text:span text:style-name="T24">IHM</text:span></text:p></draw:text-box></draw:frame><draw:custom-shape text:anchor-type="paragraph" draw:z-index="8" draw:style-name="gr1" svg:width="1.588cm" svg:height="5.19cm" svg:x="9.578cm" svg:y="0.9cm"><text:p/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frame text:anchor-type="paragraph" draw:z-index="9" draw:style-name="gr7" draw:text-style-name="P21" svg:width="1.826cm" svg:height="1.191cm" svg:x="4.763cm" svg:y="1.198cm"><draw:text-box><text:p><text:span text:style-name="T25">Tx,Rx</text:span></text:p></draw:text-box></draw:frame><draw:frame text:anchor-type="paragraph" draw:z-index="10" draw:style-name="gr7" draw:text-style-name="P21" svg:width="1.826cm" svg:height="1.191cm" svg:x="4.392cm" svg:y="4.263cm"><draw:text-box><text:p><text:span text:style-name="T25">SPI/I2C</text:span></text:p><text:p><text:span text:style-name="T25">IT ext</text:span></text:p></draw:text-box></draw:frame><draw:line text:anchor-type="paragraph" draw:z-index="11" draw:style-name="gr8" draw:text-style-name="P22" svg:x1="8.15cm" svg:y1="1.538cm" svg:x2="9.579cm" svg:y2="1.538cm"><text:p/></draw:line><draw:line text:anchor-type="paragraph" draw:z-index="12" draw:style-name="gr8" draw:text-style-name="P22" svg:x1="8.15cm" svg:y1="4.396cm" svg:x2="9.579cm" svg:y2="4.396cm"><text:p/></draw:line><draw:frame text:anchor-type="paragraph" draw:z-index="13" draw:style-name="gr9" draw:text-style-name="P21" svg:width="3.255cm" svg:height="0.56cm" svg:x="6.218cm" svg:y="0.106cm"><draw:text-box><text:p><text:span text:style-name="T26">ComUART_Status </text:span><text:span text:style-name="T25">Struct</text:span></text:p></draw:text-box></draw:frame><draw:line text:anchor-type="paragraph" draw:z-index="14" draw:style-name="gr10" draw:text-style-name="P22" svg:x1="7.991cm" svg:y1="0.532cm" svg:x2="8.441cm" svg:y2="1.537cm"><text:p/></draw:line><draw:frame text:anchor-type="paragraph" draw:z-index="15" draw:style-name="gr9" draw:text-style-name="P21" svg:width="3.255cm" svg:height="0.56cm" svg:x="6.324cm" svg:y="3.447cm"><draw:text-box><text:p><text:span text:style-name="T26">ComIHM_Status </text:span><text:span text:style-name="T25">Struct</text:span></text:p></draw:text-box></draw:frame><draw:line text:anchor-type="paragraph" draw:z-index="16" draw:style-name="gr10" draw:text-style-name="P22" svg:x1="8.837cm" svg:y1="4.395cm" svg:x2="8.308cm" svg:y2="3.813cm"><text:p/></draw:line><draw:line text:anchor-type="paragraph" draw:z-index="17" draw:style-name="gr8" draw:text-style-name="P22" svg:x1="9.579cm" svg:y1="2.067cm" svg:x2="8.15cm" svg:y2="2.067cm"><text:p/></draw:line><draw:frame text:anchor-type="paragraph" draw:z-index="18" draw:style-name="gr9" draw:text-style-name="P23" svg:width="3.255cm" svg:height="0.56cm" svg:x="7.726cm" svg:y="2.729cm"><draw:text-box><text:p><text:span text:style-name="T26">PrintUART( )</text:span></text:p></draw:text-box></draw:frame><draw:frame text:anchor-type="paragraph" draw:z-index="19" draw:style-name="gr9" draw:text-style-name="P23" svg:width="3.255cm" svg:height="0.56cm" svg:x="7.62cm" svg:y="6.227cm"><draw:text-box><text:p><text:span text:style-name="T26">PrintIHM( )</text:span></text:p></draw:text-box></draw:frame><draw:line text:anchor-type="paragraph" draw:z-index="20" draw:style-name="gr10" draw:text-style-name="P22" svg:x1="8.732cm" svg:y1="2.067cm" svg:x2="8.282cm" svg:y2="2.596cm"><text:p/></draw:line><draw:line text:anchor-type="paragraph" draw:z-index="21" draw:style-name="gr10" draw:text-style-name="P22" svg:x1="8.838cm" svg:y1="5.507cm" svg:x2="8.388cm" svg:y2="6.036cm"><text:p/></draw:line><draw:line text:anchor-type="paragraph" draw:z-index="22" draw:style-name="gr8" draw:text-style-name="P22" svg:x1="9.552cm" svg:y1="5.481cm" svg:x2="8.123cm" svg:y2="5.481cm"><text:p/></draw:line><draw:frame text:anchor-type="paragraph" draw:z-index="23" draw:style-name="gr3" draw:text-style-name="P20" svg:width="2.435cm" svg:height="1.324cm" svg:x="9.707cm" svg:y="2.887cm"><draw:text-box><text:p><text:span text:style-name="T24">Menu_ </text:span></text:p><text:p><text:span text:style-name="T24">Manager</text:span></text:p></draw:text-box></draw:frame><draw:line text:anchor-type="paragraph" draw:z-index="24" draw:style-name="gr8" draw:text-style-name="P22" svg:x1="11.166cm" svg:y1="1.734cm" svg:x2="12.251cm" svg:y2="1.734cm"><text:p/></draw:line><draw:line text:anchor-type="paragraph" draw:z-index="25" draw:style-name="gr8" draw:text-style-name="P22" svg:x1="12.251cm" svg:y1="2.508cm" svg:x2="11.166cm" svg:y2="2.508cm"><text:p/></draw:line><draw:line text:anchor-type="paragraph" draw:z-index="26" draw:style-name="gr8" draw:text-style-name="P22" svg:x1="10.293cm" svg:y1="6.671cm" svg:x2="10.293cm" svg:y2="6.089cm"><text:p/></draw:line><draw:frame text:anchor-type="paragraph" draw:z-index="27" draw:style-name="gr11" draw:text-style-name="P24" svg:width="2.573cm" svg:height="0.814cm" svg:x="9.566cm" svg:y="6.941cm"><draw:text-box><text:p><text:span text:style-name="T27">T_MenuManag</text:span></text:p></draw:text-box></draw:frame></text:p>
      <text:p text:style-name="P4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Le module est prévu pour :</text:p>
      <text:list xml:id="list6471263605667752801" text:style-name="L7">
        <text:list-item>
          <text:p text:style-name="P12">recevoir des informations type <text:span text:style-name="T2"></text:span><text:span text:style-name="T3"> via un terminal série,</text:span></text:p>
        </text:list-item>
        <text:list-item>
          <text:p text:style-name="P12"><text:span text:style-name="T3">relayer ces informations vers le module </text:span><text:span text:style-name="T5">Menu_Manager,</text:span><text:span text:style-name="T3"> via une variable structurée </text:span><text:span text:style-name="T5">ComUART_Status</text:span><text:span text:style-name="T3">.</text:span></text:p>
        </text:list-item>
        <text:list-item>
          <text:p text:style-name="P12"><text:span text:style-name="T3">Transmettre un texte type menu au user via un terminal série.</text:span></text:p>
        </text:list-item>
      </text:list>
      <text:p text:style-name="P11"><text:soft-page-break/><text:span text:style-name="T3">La réception pourra être implémentée en polling ou en interruptif, c'est à dire que le module </text:span><text:span text:style-name="T5">Menu_Manager</text:span><text:span text:style-name="T3">, pourra interroger à la volée un flag de réception (et le remettre à 0) ou bien disposer d'un </text:span><text:span text:style-name="T5">callback</text:span><text:span text:style-name="T3"> associé à la réception d'un caractère reçu par l'UART. </text:span></text:p>
      <text:p text:style-name="P11"><text:span text:style-name="T3">Le module UART filtrera les caractères. C'est à dire que seule la réception de </text:span><text:span text:style-name="T2"></text:span><text:span text:style-name="T3"> pourra lancer le </text:span><text:span text:style-name="T5">callback</text:span><text:span text:style-name="T3"> ou activer le flag.</text:span></text:p>
      <text:p text:style-name="P11"><text:span text:style-name="T3"/></text:p>
      <text:p text:style-name="P11"><text:span text:style-name="T3">En émission, une fonction style </text:span><text:span text:style-name="T23">PrintComUART(char *)</text:span><text:span text:style-name="T5"> </text:span><text:span text:style-name="T3">en polling sera utilisée (pas d'interruption lors de l'émission). </text:span></text:p>
      <text:p text:style-name="P11"><text:span text:style-name="T3"/></text:p>
      <text:h text:style-name="P8" text:outline-level="1"><text:span text:style-name="T4">Conception avec </text:span><text:span text:style-name="T6">HAL</text:span></text:h>
      <text:p text:style-name="P11"><text:span text:style-name="T3"/></text:p>
      <text:h text:style-name="P6" text:outline-level="2"><text:span text:style-name="T4">Travail classique avec HAL</text:span></text:h>
      <text:p text:style-name="P11"><text:span text:style-name="T3">L'architecture très classique de </text:span><text:span text:style-name="T5">HAL</text:span><text:span text:style-name="T3"> s'obtient à partir de</text:span><text:span text:style-name="T5"> CubeIde</text:span><text:span text:style-name="T3">. L'usage est de :</text:span></text:p>
      <text:list xml:id="list3782569193008534443" text:style-name="L8">
        <text:list-item>
          <text:p text:style-name="P13"><text:span text:style-name="T3">configurer les </text:span><text:span text:style-name="T5">IO</text:span><text:span text:style-name="T3"> de l'</text:span><text:span text:style-name="T5">USART</text:span><text:span text:style-name="T3"> voulue,</text:span></text:p>
        </text:list-item>
        <text:list-item>
          <text:p text:style-name="P13"><text:span text:style-name="T3">configurer l'</text:span><text:span text:style-name="T5">USART</text:span><text:span text:style-name="T3"> en question (débit, etc...),</text:span></text:p>
        </text:list-item>
        <text:list-item>
          <text:p text:style-name="P13"><text:span text:style-name="T3">configurer les interruptions.</text:span></text:p>
        </text:list-item>
      </text:list>
      <text:p text:style-name="P11"><text:span text:style-name="T3"/></text:p>
      <text:p text:style-name="P11"><text:span text:style-name="T3">Les interruptions avec </text:span><text:span text:style-name="T5">HAL</text:span><text:span text:style-name="T3"> c'est :</text:span></text:p>
      <text:list xml:id="list1561386093741701177" text:style-name="L9">
        <text:list-item>
          <text:p text:style-name="P14"><text:span text:style-name="T7">L'IVT remplie dans le fichier startup (</text:span><text:span text:style-name="T9">startup_stm32l476rgtx.h,</text:span><text:span text:style-name="T8"> /Startup</text:span><text:span text:style-name="T7">) , on trouve l'@ et la définition de la fonction (weak), </text:span><text:span text:style-name="T20">USART2_IRQHandler</text:span><text:span text:style-name="T13">.</text:span></text:p>
        </text:list-item>
        <text:list-item>
          <text:p text:style-name="P17"><text:span text:style-name="T16">Redéfinition de la fonction </text:span><text:span text:style-name="T21">USART2_IRQHandler <text:s/></text:span><text:span text:style-name="T16">dans le fichier </text:span><text:span text:style-name="T14">stm32l4xx_it.c </text:span><text:span text:style-name="T13">(Core/Src),</text:span><text:span text:style-name="T16"> La fonction appelle alors une autre fonction, </text:span><text:span text:style-name="T22">HAL_</text:span><text:span text:style-name="T21">USART2_IRQHandler,</text:span></text:p>
        </text:list-item>
        <text:list-item>
          <text:p text:style-name="P17"><text:span text:style-name="T16">Cette fonction est définie dans le fichier </text:span><text:span text:style-name="T14">stm32l4xx_hal_uart.c</text:span></text:p>
          <text:p text:style-name="P19"><text:span text:style-name="T16"><text:s/>(/Drivers/STM32L4xx_HAL_Driver/Src) </text:span></text:p>
        </text:list-item>
        <text:list-item>
          <text:p text:style-name="P17"><text:span text:style-name="T16">Eventuellement on peut créer un callback pour exécuter la fonction requise dans le main ou ailleurs.</text:span></text:p>
        </text:list-item>
      </text:list>
      <text:p text:style-name="P16"><text:span text:style-name="T16"/></text:p>
      <text:p text:style-name="P16"><text:span text:style-name="T16">On le voit, il y a pas mal de saut dans une multitude de fichier et surtout, le callback HAL est très lourd car il traite toutes les possibilités, de manière très générale.</text:span></text:p>
      <text:p text:style-name="P16"><text:span text:style-name="T16"/></text:p>
      <text:p text:style-name="P16"><text:span text:style-name="T16"/></text:p>
      <text:h text:style-name="P6" text:outline-level="2"><text:span text:style-name="T18">Stratégie adoptée pour les interruptions </text:span></text:h>
      <text:p text:style-name="P16"><text:span text:style-name="T16"/></text:p>
      <text:p text:style-name="P16"><text:span text:style-name="T16">Afin d'être bien plus efficace, on garde Cubemx et HAL pour la configuration des périphériques, par contre pour ce qui est des interruptions, tout est ramené à l'intérieur de chaque module. Clairement ici, la routine d'interruption va être ramenée dans le module </text:span><text:span text:style-name="T13">ComUART</text:span><text:span text:style-name="T16">.</text:span></text:p>
      <text:p text:style-name="P16"><text:soft-page-break/><text:span text:style-name="T16">Cela demande :</text:span></text:p>
      <text:list xml:id="list1666958922841239752" text:style-name="L10">
        <text:list-item>
          <text:p text:style-name="P18"><text:span text:style-name="T16">de ne RIEN configurer en interruption sous Cubemx, sinon on aura un conflit (double définition du handler de l'IVT),</text:span></text:p>
        </text:list-item>
        <text:list-item>
          <text:p text:style-name="P18"><text:span text:style-name="T16">de redéfinir la fonction décrite dans l'IVT (startup) à l'intérieur du module,</text:span></text:p>
        </text:list-item>
        <text:list-item>
          <text:p text:style-name="P18"><text:span text:style-name="T16">de travailler avec le Ref Man du processeur pour connaître les registres. C'est très simple :</text:span></text:p>
          <text:list>
            <text:list-item>
              <text:p text:style-name="P15"><text:span text:style-name="T19">utiliser les fonctions </text:span><text:span text:style-name="T10">NVIC_EnableIRQ</text:span><text:span text:style-name="T12"> et </text:span><text:span text:style-name="T11">NVIC_SetPriority</text:span><text:span text:style-name="T12"> </text:span><text:span text:style-name="T19">définies dans </text:span><text:span text:style-name="T14">core_cm4.h</text:span><text:span text:style-name="T19">. , avec également le numéros de lignes d'IT. </text:span></text:p>
            </text:list-item>
            <text:list-item>
              <text:p text:style-name="P15"><text:span text:style-name="T19">utiliser les registres définis dans </text:span><text:span text:style-name="T15">stm32l476xx.h</text:span><text:span text:style-name="T19"> . </text:span></text:p>
            </text:list-item>
          </text:list>
          <text:p text:style-name="P18"><text:span text:style-name="T16">Notez qu'il suffit d'inclure le fichier <text:s/></text:span><text:span text:style-name="T15">stm32l4xx_hal.h</text:span><text:span text:style-name="T16"> <text:s/>pour avoir accès en <text:s/>cascade les</text:span><text:span text:style-name="T13"> .h </text:span><text:span text:style-name="T16">utiles...</text:span></text:p>
        </text:list-item>
      </text:list>
      <text:p text:style-name="P16"><text:span text:style-name="T16"/></text:p>
      <text:p text:style-name="P16"><text:span text:style-name="T16">La méthode vaut vraiment le coup car elle est bien plus rapide, et au niveau déboggage, la simplification dans la cascade des fichiers est très appréciable.</text:span></text:p>
      <text:p text:style-name="P16"><text:span text:style-name="T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 3" svg:font-family="'Wingdings 3'" style:font-charset="x-symbol"/>
    <style:font-face style:name="OpenSymbol" svg:font-family="OpenSymbol"/>
    <style:font-face style:name="Arial1" svg:font-family="Arial, 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Gras Italiqu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Extrémités_20_de_20_ligne_20_2" draw:display-name="Extrémités de ligne 2" svg:viewBox="0 0 1131 1580" svg:d="M1013 1491l118 89-567-1580-564 1580 114-85 136-68 148-46 161-17 161 13 153 46z"/>
    <draw:marker draw:name="Square_20_45" draw:display-name="Square 45" svg:viewBox="0 0 1131 1131" svg:d="M0 564l564 567 567-567-567-564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1" fo:font-size="130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1"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2" fo:font-size="12pt" fo:font-style="italic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Arial1" fo:font-size="12pt" style:font-name-asian="Arial1" style:font-size-asian="12pt" style:font-name-complex="Arial1" style:font-size-complex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 <text:s text:c="2"/></text:p>
      </style:header>
      <style:footer>
        <text:p text:style-name="Footer"><text:tab/><text:span text:style-name="MT1"><text:tab/></text:span><text:page-number text:select-page="current">2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1-04-22T18:45:52.44</dc:date>
    <meta:editing-duration>P4DT15H18M39S</meta:editing-duration>
    <meta:editing-cycles>126</meta:editing-cycles>
    <meta:generator>OpenOffice/4.1.7$Win32 OpenOffice.org_project/417m1$Build-9800</meta:generator>
    <meta:print-date>2011-11-29T11:08:14.52</meta:print-date>
    <dc:creator>Thierry Rocacher</dc:creator>
    <meta:document-statistic meta:table-count="0" meta:image-count="0" meta:object-count="0" meta:page-count="3" meta:paragraph-count="38" meta:word-count="474" meta:character-count="2936"/>
    <meta:user-defined meta:name="Info 1"/>
    <meta:user-defined meta:name="Info 2"/>
    <meta:user-defined meta:name="Info 3"/>
    <meta:user-defined meta:name="Info 4"/>
  </office:meta>
</office:document-meta>
</file>